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32"><text:span text:style-name="T25">Type: BDKG-</text:span><text:span text:style-name="T26">2</text:span><text:span text:style-name="T25">3/1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_ </text:span><text:span text:style-name="T31">$allSerial</text:span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8">BDKG-23/1: ±20%</text:p>
      <text:p text:style-name="P16"/>
      <text:p text:style-name="P3">Operating conditions:</text:p>
      <text:list xml:id="list8819768726344931491" text:style-name="L1">
        <text:list-item>
          <text:p text:style-name="P39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9"><text:span text:style-name="T10">Atmospheric pressure<text:tab/></text:span><text:span text:style-name="T10"><text:tab/><text:tab/><text:tab/>98,5 kPa</text:span></text:p>
        </text:list-item>
        <text:list-item>
          <text:p text:style-name="P39"><text:span text:style-name="T10">Relative humidity<text:tab/><text:tab/></text:span><text:span text:style-name="T10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/1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4">H</text:span><text:span text:style-name="T15">1</text:span></text:p>
          </table:table-cell>
          <table:table-cell table:style-name="t1.D3" office:value-type="string">
            <text:p text:style-name="P33"><text:span text:style-name="T9">H</text:span><text:span text:style-name="T15">2</text:span></text:p>
          </table:table-cell>
          <table:table-cell table:style-name="t1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20</text:p>
          </table:table-cell>
        </table:table-row>
        <table:table-row>
          <table:table-cell table:style-name="t1.A5" office:value-type="string">
            <text:p text:style-name="P11">7 µ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Sv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41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2:09:33.91</dc:date>
    <meta:print-date>2019-04-03T15:18:00</meta:print-date>
    <meta:editing-cycles>143</meta:editing-cycles>
    <meta:editing-duration>PT10H31M34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2" meta:character-count="1399"/>
  </office:meta>
</office:document-meta>
</file>